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>
      <style:text-properties style:font-name="Cantarell"/>
    </style:style>
    <style:style style:name="P12" style:family="paragraph" style:parent-style-name="Text_20_body">
      <style:paragraph-properties fo:text-align="center" style:justify-single-word="false"/>
    </style:style>
    <style:style style:name="T1" style:family="text">
      <style:text-properties style:font-name="Cantarel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trong_20_Emphasis"><text:span text:style-name="T1">Manual Técnico de AutoGest Pro</text:span></text:span></text:p>
      <text:p text:style-name="P12"><text:span text:style-name="Strong_20_Emphasis"/></text:p>
      <text:p text:style-name="Text_20_body"><text:span text:style-name="Strong_20_Emphasis"><text:span text:style-name="T1">1. Introducción</text:span></text:span></text:p>
      <text:p text:style-name="P11">Este manual técnico describe la arquitectura, el diseño y la implementación del sistema AutoGest Pro, una aplicación de gestión para talleres de reparación de vehículos. Este documento está dirigido a desarrolladores, arquitectos de software y otros técnicos involucrados en el desarrollo y mantenimiento del sistema.</text:p>
      <text:p text:style-name="P11"/>
      <text:p text:style-name="Text_20_body"><text:span text:style-name="Strong_20_Emphasis"><text:span text:style-name="T1">2. Arquitectura del Sistema</text:span></text:span></text:p>
      <text:p text:style-name="P11">AutoGest Pro sigue una arquitectura modular, con los siguientes componentes principales:</text:p>
      <text:list xml:id="list2705986975" text:style-name="L1">
        <text:list-item>
          <text:p text:style-name="P2"><text:span text:style-name="Strong_20_Emphasis"><text:span text:style-name="T1">Interfaz de Usuario:</text:span></text:span><text:span text:style-name="T1"> Desarrollada con GTK, proporciona una interfaz gráfica para la interacción del usuario. </text:span></text:p>
        </text:list-item>
        <text:list-item>
          <text:p text:style-name="P2"><text:span text:style-name="Strong_20_Emphasis"><text:span text:style-name="T1">Lógica de Negocio:</text:span></text:span><text:span text:style-name="T1"> Implementa las funcionalidades principales del sistema, como la gestión de usuarios, vehículos, repuestos, servicios y facturas. </text:span></text:p>
        </text:list-item>
        <text:list-item>
          <text:p text:style-name="P2"><text:span text:style-name="Strong_20_Emphasis"><text:span text:style-name="T1">Almacenamiento de Datos:</text:span></text:span><text:span text:style-name="T1"> Utiliza estructuras de datos en memoria (listas, pilas, colas, matrices dispersas) para almacenar y gestionar la información. </text:span></text:p>
        </text:list-item>
        <text:list-item>
          <text:p text:style-name="P1"><text:span text:style-name="Strong_20_Emphasis"><text:span text:style-name="T1">Generación de Reportes:</text:span></text:span><text:span text:style-name="T1"> Utiliza Graphviz para generar reportes visuales de las estructuras de datos. </text:span></text:p>
        </text:list-item>
        <text:list-item>
          <text:p text:style-name="P1"/>
        </text:list-item>
      </text:list>
      <text:p text:style-name="Text_20_body"><text:span text:style-name="Strong_20_Emphasis"><text:span text:style-name="T1">3. Diseño de la Base de Datos</text:span></text:span></text:p>
      <text:p text:style-name="P11">El sistema utiliza las siguientes entidades y relaciones:</text:p>
      <text:list text:style-name="L2">
        <text:list-item>
          <text:p text:style-name="P4"><text:span text:style-name="Strong_20_Emphasis"><text:span text:style-name="T1">Usuarios:</text:span></text:span><text:span text:style-name="T1"> Almacenados en una lista simplemente enlazada. Atributos: ID, Nombres, Apellidos, Correo, Contraseña. </text:span></text:p>
        </text:list-item>
        <text:list-item>
          <text:p text:style-name="P4"><text:span text:style-name="Strong_20_Emphasis"><text:span text:style-name="T1">Vehículos:</text:span></text:span><text:span text:style-name="T1"> Almacenados en una lista doblemente enlazada. Atributos: ID, ID_Usuario, Marca, Modelo, Placa. </text:span></text:p>
        </text:list-item>
        <text:list-item>
          <text:p text:style-name="P4"><text:span text:style-name="Strong_20_Emphasis"><text:span text:style-name="T1">Repuestos:</text:span></text:span><text:span text:style-name="T1"> Almacenados en una lista circular. Atributos: ID, Repuesto, Detalles, Costo. </text:span></text:p>
        </text:list-item>
        <text:list-item>
          <text:p text:style-name="P4"><text:span text:style-name="Strong_20_Emphasis"><text:span text:style-name="T1">Servicios:</text:span></text:span><text:span text:style-name="T1"> Administrados en una cola. Atributos: ID, Id_Repuesto, Id_Vehiculo, Detalles, Costo. </text:span></text:p>
        </text:list-item>
        <text:list-item>
          <text:p text:style-name="P4"><text:span text:style-name="Strong_20_Emphasis"><text:span text:style-name="T1">Facturas:</text:span></text:span><text:span text:style-name="T1"> Almacenadas en una pila. Atributos: ID, ID_Orden, Total. </text:span></text:p>
        </text:list-item>
        <text:list-item>
          <text:p text:style-name="P3"><text:span text:style-name="Strong_20_Emphasis"><text:span text:style-name="T1">Bitácora:</text:span></text:span><text:span text:style-name="T1"> Administrada mediante una matriz dispersa. Registra la relación entre vehículos y repuestos utilizados en los servicios. </text:span>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><text:soft-page-break/><text:span text:style-name="Strong_20_Emphasis"><text:span text:style-name="T1">4. Diseño de la Interfaz de Usuario</text:span></text:span></text:p>
      <text:p text:style-name="P11">La interfaz de usuario se compone de las siguientes ventanas principales:</text:p>
      <text:list xml:id="list3039433872" text:style-name="L3">
        <text:list-item>
          <text:p text:style-name="P6"><text:span text:style-name="Strong_20_Emphasis"><text:span text:style-name="T1">Inicio de Sesión:</text:span></text:span><text:span text:style-name="T1"> Permite a los usuarios acceder al sistema. </text:span></text:p>
        </text:list-item>
        <text:list-item>
          <text:p text:style-name="P6"><text:span text:style-name="Strong_20_Emphasis"><text:span text:style-name="T1">Menú Principal:</text:span></text:span><text:span text:style-name="T1"> Proporciona acceso a las funcionalidades principales del sistema. </text:span></text:p>
        </text:list-item>
        <text:list-item>
          <text:p text:style-name="P6"><text:span text:style-name="Strong_20_Emphasis"><text:span text:style-name="T1">Carga Masiva:</text:span></text:span><text:span text:style-name="T1"> Permite cargar datos desde archivos JSON. </text:span></text:p>
        </text:list-item>
        <text:list-item>
          <text:p text:style-name="P6"><text:span text:style-name="Strong_20_Emphasis"><text:span text:style-name="T1">Ingreso Manual:</text:span></text:span><text:span text:style-name="T1"> Permite ingresar datos manualmente. </text:span></text:p>
        </text:list-item>
        <text:list-item>
          <text:p text:style-name="P6"><text:span text:style-name="Strong_20_Emphasis"><text:span text:style-name="T1">Gestión de Usuarios:</text:span></text:span><text:span text:style-name="T1"> Permite ver, editar y eliminar usuarios. </text:span></text:p>
        </text:list-item>
        <text:list-item>
          <text:p text:style-name="P6"><text:span text:style-name="Strong_20_Emphasis"><text:span text:style-name="T1">Generación de Servicios y Facturas:</text:span></text:span><text:span text:style-name="T1"> Permite crear servicios y generar facturas. </text:span></text:p>
        </text:list-item>
        <text:list-item>
          <text:p text:style-name="P5"><text:span text:style-name="Strong_20_Emphasis"><text:span text:style-name="T1">Reportes:</text:span></text:span><text:span text:style-name="T1"> Permite generar y visualizar reportes. </text:span></text:p>
          <text:p text:style-name="P5"/>
        </text:list-item>
      </text:list>
      <text:p text:style-name="Text_20_body"><text:span text:style-name="Strong_20_Emphasis"><text:span text:style-name="T1">5. Implementación</text:span></text:span></text:p>
      <text:list xml:id="list3213308692" text:style-name="L4">
        <text:list-item>
          <text:p text:style-name="P8"><text:span text:style-name="Strong_20_Emphasis"><text:span text:style-name="T1">Lenguaje de Programación:</text:span></text:span><text:span text:style-name="T1"> C# </text:span></text:p>
        </text:list-item>
        <text:list-item>
          <text:p text:style-name="P8"><text:span text:style-name="Strong_20_Emphasis"><text:span text:style-name="T1">Estructuras de Datos:</text:span></text:span><text:span text:style-name="T1"> Listas enlazadas, pilas, colas, matrices dispersas. </text:span></text:p>
        </text:list-item>
        <text:list-item>
          <text:p text:style-name="P8"><text:span text:style-name="Strong_20_Emphasis"><text:span text:style-name="T1">Punteros:</text:span></text:span><text:span text:style-name="T1"> Se utiliza unsafe code para la gestión de punteros en el registro de vehículos. </text:span></text:p>
        </text:list-item>
        <text:list-item>
          <text:p text:style-name="P8"><text:span text:style-name="Strong_20_Emphasis"><text:span text:style-name="T1">Carga Masiva:</text:span></text:span><text:span text:style-name="T1"> Los datos se cargan desde archivos JSON y se validan antes de ser almacenados en las estructuras de datos. </text:span></text:p>
        </text:list-item>
        <text:list-item>
          <text:p text:style-name="P8"><text:span text:style-name="Strong_20_Emphasis"><text:span text:style-name="T1">Generación de Reportes:</text:span></text:span><text:span text:style-name="T1"> Se utiliza la librería Graphviz para generar reportes visuales de las estructuras de datos. </text:span></text:p>
        </text:list-item>
        <text:list-item>
          <text:p text:style-name="P7"><text:span text:style-name="Strong_20_Emphasis"><text:span text:style-name="T1">Bitácora:</text:span></text:span><text:span text:style-name="T1"> Se implementa una matriz dispersa para registrar la relación entre vehículos y repuestos. Se actualiza automáticamente con cada servicio generado. </text:span></text:p>
          <text:p text:style-name="P7"/>
        </text:list-item>
      </text:list>
      <text:p text:style-name="Text_20_body"><text:span text:style-name="Strong_20_Emphasis"><text:span text:style-name="T1">6. Pruebas</text:span></text:span></text:p>
      <text:p text:style-name="P11">Se realizan pruebas unitarias, de integración y de sistema para garantizar la calidad del software. Se utilizan pruebas automatizadas y manuales para verificar la funcionalidad y el rendimiento del sistema.</text:p>
      <text:p text:style-name="Text_20_body"><text:span text:style-name="Strong_20_Emphasis"><text:span text:style-name="T1">7. Despliegue</text:span></text:span></text:p>
      <text:p text:style-name="P11">La aplicación se despliega en un entorno Linux. Se proporcionan instrucciones detalladas para la compilación, empaquetado y despliegue de la aplicación.</text:p>
      <text:p text:style-name="Text_20_body"><text:span text:style-name="Strong_20_Emphasis"><text:span text:style-name="T1">8. Mantenimiento</text:span></text:span></text:p>
      <text:p text:style-name="P11">Se proporcionan instrucciones para realizar copias de seguridad y restaurar la base de datos. Se describen los procedimientos para actualizar y mantener la aplicación.</text:p>
      <text:p text:style-name="P11"/>
      <text:p text:style-name="P11"/>
      <text:p text:style-name="P11"><text:span text:style-name="Strong_20_Emphasis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G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8T12:59:32.841636260</meta:creation-date>
    <dc:date>2025-03-08T13:01:34.262703439</dc:date>
    <meta:editing-duration>PT2M2S</meta:editing-duration>
    <meta:editing-cycles>1</meta:editing-cycles>
    <meta:document-statistic meta:table-count="0" meta:image-count="0" meta:object-count="0" meta:page-count="2" meta:paragraph-count="42" meta:word-count="498" meta:character-count="3416" meta:non-whitespace-character-count="2960"/>
    <meta:generator>LibreOffice/7.4.7.2$Linux_X86_64 LibreOffice_project/40$Build-2</meta:generator>
  </office:meta>
</office:document-meta>
</file>